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0be5" officeooo:paragraph-rsid="000b0be5"/>
    </style:style>
    <style:style style:name="T1" style:family="text">
      <style:text-properties officeooo:rsid="000b0b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Alix Hennion</text:p>
      <text:p text:style-name="Standard"/>
      <text:p text:style-name="Standard"><text:span text:style-name="T1">Né le </text:span>06/09/1993</text:p>
      <text:p text:style-name="Standard"/>
      <text:p text:style-name="Standard"><text:span text:style-name="T1">A </text:span>Seclin, 59</text:p>
      <text:p text:style-name="Standard"/>
      <text:p text:style-name="Standard"/>
      <text:p text:style-name="Standard">55 Zelaiko Errepidea, Maison Chocoletenia</text:p>
      <text:p text:style-name="Standard">Le Bourg, 64240 Mendionde</text:p>
      <text:p text:style-name="Standard"/>
      <text:p text:style-name="Standard">Numéro de contrat</text:p>
      <text:p text:style-name="Standard">9794132908</text:p>
      <text:p text:style-name="Standard"/>
      <text:p text:style-name="Standard"/>
      <text:p text:style-name="Standard">Renault Scenic Phase 3</text:p>
      <text:p text:style-name="Standard">Immatriculé AJ-352-JJ</text:p>
      <text:p text:style-name="Standard"/>
      <text:p text:style-name="Standard">Date</text:p>
      <text:p text:style-name="Standard"/>
      <text:p text:style-name="P1">Assurances Pacifica du crédit agricole Pyrénées Gascogne</text:p>
      <text:p text:style-name="Standard"/>
      <text:p text:style-name="Standard">Objet : Résiliation du contrat d'assurance automobile numéro 9794132908</text:p>
      <text:p text:style-name="Standard"/>
      <text:p text:style-name="Standard">Madame, Monsieur,</text:p>
      <text:p text:style-name="Standard"/>
      <text:p text:style-name="Standard">Par la présente, je, Alix Hennion, souhaite résilier mon contrat d'assurance automobile numéro 9794132908 concernant mon véhicule Renault Scenic Phase 3 immatriculé AJ-352-JJ.</text:p>
      <text:p text:style-name="Standard"/>
      <text:p text:style-name="Standard">Je vous informe que j'ai effectué la cession de ce véhicule le 30/06/2023, comme en atteste le certificat de cession que j'ai dûment transmis à vos services <text:span text:style-name="T1">par voie postale</text:span> début juillet 2023. Cependant, malgré cette démarche, je constate que des prélèvements continuent d'être effectués sur mon compte depuis cette date.</text:p>
      <text:p text:style-name="Standard"/>
      <text:p text:style-name="Standard">Je vous prie de bien vouloir rectifier cette situation et de procéder à la résiliation effective de mon contrat depuis la date de cession, soit le 30/06/2023. De plus, je sollicite le remboursement des mensualités prélevées indûment depuis cette même date.</text:p>
      <text:p text:style-name="Standard"/>
      <text:p text:style-name="Standard">En pièce jointe, vous trouverez une copie du certificat de cession, daté du 30/06/2023, en espérant que cette démarche facilitera le traitement de ma demande.</text:p>
      <text:p text:style-name="Standard"/>
      <text:p text:style-name="Standard">Je vous remercie de prendre en considération ma requête dans les plus brefs délais et de m'informer des démarches à suivre pour obtenir le remboursement des mensualités.</text:p>
      <text:p text:style-name="Standard"/>
      <text:p text:style-name="Standard">Je reste à votre disposition pour tout complément d'information et vous prie d'agréer, Madame, Monsieur, l'expression de mes salutations distinguées.</text:p>
      <text:p text:style-name="Standard"/>
      <text:p text:style-name="Standard">Cordialement,</text:p>
      <text:p text:style-name="Standard"/>
      <text:p text:style-name="Standard">Alix Hennion</text:p>
      <text:p text:style-name="P1">0604058370 hennion.pierre.alix@hotmail.f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6:05:02.657000000</meta:creation-date>
    <dc:date>2024-01-03T16:08:10.742000000</dc:date>
    <meta:editing-duration>PT3M9S</meta:editing-duration>
    <meta:editing-cycles>1</meta:editing-cycles>
    <meta:document-statistic meta:table-count="0" meta:image-count="0" meta:object-count="0" meta:page-count="1" meta:paragraph-count="22" meta:word-count="238" meta:character-count="1619" meta:non-whitespace-character-count="1403"/>
    <meta:generator>LibreOffice/7.6.2.1$Windows_X86_64 LibreOffice_project/56f7684011345957bbf33a7ee678afaf4d2ba333</meta:generator>
  </office:meta>
</office:document-meta>
</file>